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r.tu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ionOfInlinedMockDeclarationTest.inject_mocks_even_in_declared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jectionOfInlinedMockDeclarationTest.unnamed_mocks_should_be_resolved_withe_their_field_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jectionOfInlinedMockDeclarationTest.mock_declared_fields_shall_be_injected_t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jectionOfInlinedMockDeclarationTest.named_mocks_should_be_resolved_with_their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